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e84db" officeooo:paragraph-rsid="001e84db"/>
    </style:style>
    <style:style style:name="P2" style:family="paragraph" style:parent-style-name="Standard">
      <style:paragraph-properties fo:text-align="center" style:justify-single-word="false"/>
      <style:text-properties officeooo:rsid="001e84db" officeooo:paragraph-rsid="001e84db"/>
    </style:style>
    <style:style style:name="P3" style:family="paragraph" style:parent-style-name="Standard">
      <style:text-properties officeooo:rsid="00200b4e" officeooo:paragraph-rsid="00200b4e"/>
    </style:style>
    <style:style style:name="P4" style:family="paragraph" style:parent-style-name="Standard">
      <style:text-properties officeooo:rsid="00200b4e" officeooo:paragraph-rsid="0021ef60"/>
    </style:style>
    <style:style style:name="P5" style:family="paragraph" style:parent-style-name="Standard">
      <style:text-properties officeooo:rsid="002217b3" officeooo:paragraph-rsid="002217b3"/>
    </style:style>
    <style:style style:name="P6" style:family="paragraph" style:parent-style-name="Standard">
      <style:text-properties officeooo:rsid="00295a9f" officeooo:paragraph-rsid="00295a9f"/>
    </style:style>
    <style:style style:name="P7" style:family="paragraph" style:parent-style-name="Standard">
      <style:text-properties officeooo:rsid="002a2b1a" officeooo:paragraph-rsid="002a2b1a"/>
    </style:style>
    <style:style style:name="P8" style:family="paragraph" style:parent-style-name="Standard">
      <style:text-properties officeooo:rsid="002bc484" officeooo:paragraph-rsid="002bc484"/>
    </style:style>
    <style:style style:name="P9" style:family="paragraph" style:parent-style-name="Title">
      <style:text-properties officeooo:rsid="00200b4e" officeooo:paragraph-rsid="00200b4e"/>
    </style:style>
    <style:style style:name="P10" style:family="paragraph">
      <style:paragraph-properties fo:text-align="center"/>
    </style:style>
    <style:style style:name="P11" style:family="paragraph">
      <loext:graphic-properties draw:fill="none" draw:fill-color="#ffffff"/>
      <style:paragraph-properties fo:text-align="center"/>
    </style:style>
    <style:style style:name="T1" style:family="text">
      <style:text-properties officeooo:rsid="001e84db"/>
    </style:style>
    <style:style style:name="T2" style:family="text">
      <style:text-properties officeooo:rsid="00200b4e"/>
    </style:style>
    <style:style style:name="T3" style:family="text">
      <style:text-properties officeooo:rsid="0021ef60"/>
    </style:style>
    <style:style style:name="T4" style:family="text">
      <style:text-properties officeooo:rsid="0022d638"/>
    </style:style>
    <style:style style:name="T5" style:family="text">
      <style:text-properties style:text-position="sub 58%" officeooo:rsid="001e84db"/>
    </style:style>
    <style:style style:name="T6" style:family="text">
      <style:text-properties officeooo:rsid="00295a9f"/>
    </style:style>
    <style:style style:name="T7" style:family="text">
      <style:text-properties officeooo:rsid="002a2b1a"/>
    </style:style>
    <style:style style:name="gr1"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in" draw:marker-start-width="0.139in" draw:marker-end="Arrowheads_20_1" draw:marker-end-width="0.139in"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tomic Universal Existential Paths</text:p>
      <text:p text:style-name="P2">by Sven Nilsen, 2017</text:p>
      <text:p text:style-name="P1"/>
      <text:p text:style-name="P1">For every function of finite types, there exists an associated function on sets. <text:span text:style-name="T2">This function contains all information that is needed for the universal existential path of a function `f : A → B`:</text:span></text:p>
      <text:p text:style-name="P1"/>
      <text:p text:style-name="P1"><text:tab/>∃<text:span text:style-name="T2">f{} := \(g : A → bool) = \(x : B) = ∃ a : [g] true { f(a) == x }</text:span></text:p>
      <text:p text:style-name="P1"/>
      <text:p text:style-name="P3">One difference is that <text:span text:style-name="T3">one normally uses a high level notation using functions to describe the sub-types, which is capable of describing infinite sets, such as:</text:span></text:p>
      <text:p text:style-name="P3"/>
      <text:p text:style-name="P4"><text:tab/><text:span text:style-name="T1">∃mul</text:span><text:span text:style-name="T5">ℕ</text:span>{<text:span text:style-name="T3">(&gt; 1), (&gt; 1)</text:span>} <text:span text:style-name="T3">&lt;=&gt; composite</text:span></text:p>
      <text:p text:style-name="P4"/>
      <text:p text:style-name="P5">An atomic universal existential path encodes <text:span text:style-name="T4">each value as a set directly and can compute the output set directly by applying the function to each value in the set and then take the union. This means the nice high level description of these sets disappear, and one loses the ability to describe infinite sets. On the other hand, an atomic universal existential path solves the problem of representing the universal existential path in code, but at low level only.</text:span></text:p>
      <text:p text:style-name="P5"/>
      <text:p text:style-name="P6">Consider the following function:</text:p>
      <text:p text:style-name="P5"/>
      <text:p text:style-name="P5"><text:tab/><text:span text:style-name="T6">f := \(x : nat ∧ (&lt; 3)) = (x + 1) % 3</text:span></text:p>
      <text:p text:style-name="P5"/>
      <text:p text:style-name="P7">Creating a space where each value is located and arrows tell how the function computes:</text:p>
      <text:p text:style-name="P5"><draw:frame text:anchor-type="paragraph" draw:z-index="0" draw:name="Shape1" draw:style-name="gr1" draw:text-style-name="P11" svg:width="0.2362in" svg:height="0.2886in" svg:x="0.7689in" svg:y="0.1217in"><draw:text-box><text:p text:style-name="P10">0</text:p></draw:text-box></draw:frame><draw:frame text:anchor-type="paragraph" draw:z-index="1" draw:name="Shape1" draw:style-name="gr1" draw:text-style-name="P11" svg:width="0.2362in" svg:height="0.2886in" svg:x="1.6217in" svg:y="0.1146in"><draw:text-box><text:p text:style-name="P10">1</text:p></draw:text-box></draw:frame></text:p>
      <text:p text:style-name="P5"><draw:line text:anchor-type="paragraph" draw:z-index="3" draw:name="Shape3" draw:style-name="gr2" draw:text-style-name="P10" svg:x1="1.2146in" svg:y1="0.4091in" svg:x2="0.952in" svg:y2="0.1335in"><text:p/></draw:line><draw:line text:anchor-type="paragraph" draw:z-index="4" draw:name="Shape3" draw:style-name="gr2" draw:text-style-name="P10" svg:x1="0.972in" svg:y1="0.048in" svg:x2="1.6213in" svg:y2="0.048in"><text:p/></draw:line><draw:line text:anchor-type="paragraph" draw:z-index="5" draw:name="Shape3" draw:style-name="gr2" draw:text-style-name="P10" svg:x1="1.7008in" svg:y1="0.1335in" svg:x2="1.3661in" svg:y2="0.4614in"><text:p/></draw:line></text:p>
      <text:p text:style-name="P5"/>
      <text:p text:style-name="P5"><draw:frame text:anchor-type="paragraph" draw:z-index="2" draw:name="Shape1" draw:style-name="gr1" draw:text-style-name="P11" svg:width="0.2362in" svg:height="0.2886in" svg:x="1.1693in" svg:y="0.0256in"><draw:text-box><text:p text:style-name="P10">2</text:p></draw:text-box></draw:frame></text:p>
      <text:p text:style-name="P5"/>
      <text:p text:style-name="P7">Represented as a table:</text:p>
      <text:p text:style-name="P7"/>
      <text:p text:style-name="P7"><text:tab/>0 → 1</text:p>
      <text:p text:style-name="P7"><text:tab/>1 → 2</text:p>
      <text:p text:style-name="P7"><text:tab/>2 → 0</text:p>
      <text:p text:style-name="P7"/>
      <text:p text:style-name="P8">The atomic universal existential path can be written as a table on the power-set:</text:p>
      <text:p text:style-name="P5"/>
      <text:p text:style-name="P5"><text:tab/><text:span text:style-name="T7">{} → {}</text:span></text:p>
      <text:p text:style-name="P5"><text:tab/><text:span text:style-name="T7">{0} → {1}</text:span></text:p>
      <text:p text:style-name="P5"><text:tab/><text:span text:style-name="T7">{1} → {2}</text:span></text:p>
      <text:p text:style-name="P5"><text:tab/><text:span text:style-name="T7">{2} → {0}</text:span></text:p>
      <text:p text:style-name="P5"><text:tab/><text:span text:style-name="T7">{0, 1} → {1, 2}</text:span></text:p>
      <text:p text:style-name="P5"><text:tab/><text:span text:style-name="T7">{1, 2} → {0, 2}</text:span></text:p>
      <text:p text:style-name="P5"><text:tab/><text:span text:style-name="T7">{0, 2} → {0, 1}</text:span></text:p>
      <text:p text:style-name="P5"><text:tab/><text:span text:style-name="T7">{0, 1, 2} → {0, 1, 2}</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22:53:11.579782000</meta:creation-date>
    <dc:date>2017-12-09T01:40:05.908070000</dc:date>
    <meta:editing-duration>PT2M31S</meta:editing-duration>
    <meta:editing-cycles>1</meta:editing-cycles>
    <meta:document-statistic meta:table-count="0" meta:image-count="0" meta:object-count="0" meta:page-count="1" meta:paragraph-count="23" meta:word-count="269" meta:character-count="1360" meta:non-whitespace-character-count="1100"/>
    <meta:generator>LibreOffice/5.1.2.2$MacOSX_X86_64 LibreOffice_project/d3bf12ecb743fc0d20e0be0c58ca359301eb705f</meta:generator>
  </office:meta>
</office:document-meta>
</file>